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Python’s Built-in Modu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cm" svg:height="5.939cm" svg:x="0.5cm" svg:y="0.5cm">
          <draw:text-box>
            <text:p>Python’s Standard Library</text:p>
            <text:p/>
            <text:p>It is there so that developers can focus on the task in hand and not sit to re-invent the wheel for common task.</text:p>
            <text:p/>
            <text:p>Core Ideas:</text:p>
            <text:p>- Reusability</text:p>
            <text:p>- Standardization of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15.5cm" svg:height="11.627cm" svg:x="1cm" svg:y="1cm">
          <draw:text-box>
            <text:p>Some commonly used modules are as given below:</text:p>
            <text:p/>
            <text:p>Math – used for constants like math.pi</text:p>
            <text:p>Statistics – statistics.mean() </text:p>
            <text:p>random</text:p>
            <text:p/>
            <text:p>“string” – for string templates like ascii_lower</text:p>
            <text:p>re</text:p>
            <text:p/>
            <text:p>collections</text:p>
            <text:p>Itertools</text:p>
            <text:p/>
            <text:p>“dateutil” - as in dateutil.parser.parse()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2" draw:layer="layout" svg:width="25.5cm" svg:height="12.338cm" svg:x="1cm" svg:y="0.5cm">
          <draw:text-box>
            <text:p>import string</text:p>
            <text:p>string.ascii_lowercase</text:p>
            <text:p>'abcdefghijklmnopqrstuvwxyz'</text:p>
            <text:p/>
            <text:p>l = [chr(i) for i in range(ord('a'), ord('z') + 1)]</text:p>
            <text:p>print(l)</text:p>
            <text:p/>
            <text:p>['a', 'b', 'c', 'd', 'e', 'f', 'g', 'h', 'i', 'j', 'k', 'l', 'm', 'n', 'o', 'p', 'q', 'r', 's', 't', 'u', 'v', 'w', 'x', 'y', 'z']</text:p>
            <text:p/>
            <text:p/>
            <text:p>s = ""</text:p>
            <text:p>for i in range(ord('a'), ord('z') + 1): s += chr(i)</text:p>
            <text:p>print(s)</text:p>
            <text:p/>
            <text:p>abcdefghijklmnopqrstuvwxyz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2" draw:layer="layout" svg:width="26.5cm" svg:height="13.76cm" svg:x="0.5cm" svg:y="1cm">
          <draw:text-box>
            <text:p>print(string.digits)</text:p>
            <text:p>print(string.ascii_lowercase)</text:p>
            <text:p>print(string.ascii_uppercase)</text:p>
            <text:p>print(string.ascii_letters)</text:p>
            <text:p>print(string.printable)</text:p>
            <text:p>print(string.hexdigits)</text:p>
            <text:p>print(string.octdigits)</text:p>
            <text:p/>
            <text:p/>
            <text:p>0123456789</text:p>
            <text:p>abcdefghijklmnopqrstuvwxyz</text:p>
            <text:p>ABCDEFGHIJKLMNOPQRSTUVWXYZ</text:p>
            <text:p>abcdefghijklmnopqrstuvwxyzABCDEFGHIJKLMNOPQRSTUVWXYZ</text:p>
            <text:p>0123456789abcdefghijklmnopqrstuvwxyzABCDEFGHIJKLMNOPQRSTUVWXYZ!"#$%&amp;'()*+,-./:;&lt;=&gt;?@[\]^_`{|}~ <text:tab/></text:p>
            <text:p/>
            <text:p>0123456789abcdefABCDEF</text:p>
            <text:p>01234567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6:10:17.850267652</meta:creation-date>
    <dc:date>2023-06-28T19:44:01.532132978</dc:date>
    <meta:editing-duration>PT2H23M3S</meta:editing-duration>
    <meta:editing-cycles>11</meta:editing-cycles>
    <meta:generator>LibreOffice/7.3.7.2$Linux_X86_64 LibreOffice_project/30$Build-2</meta:generator>
    <meta:document-statistic meta:object-count="36"/>
  </office:meta>
</office:document-meta>
</file>